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0dc" officeooo:paragraph-rsid="001f10dc"/>
    </style:style>
    <style:style style:name="P2" style:family="paragraph" style:parent-style-name="Standard">
      <style:text-properties officeooo:rsid="001f10dc" officeooo:paragraph-rsid="00200570"/>
    </style:style>
    <style:style style:name="P3" style:family="paragraph" style:parent-style-name="Standard">
      <style:text-properties officeooo:rsid="00200570" officeooo:paragraph-rsid="00200570"/>
    </style:style>
    <style:style style:name="P4" style:family="paragraph" style:parent-style-name="Standard">
      <style:text-properties officeooo:rsid="00200570" officeooo:paragraph-rsid="00200570"/>
    </style:style>
    <style:style style:name="T1" style:family="text">
      <style:text-properties officeooo:rsid="001f10d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0dc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215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F</text:p>
      <text:p text:style-name="P1"/>
      <text:p text:style-name="P1">1t (<text:span text:style-name="T2">Nombre territorio</text:span>, Extension territorio, <text:span text:style-name="T2">Nombre tribu</text:span>, Localización oppidium)</text:p>
      <text:p text:style-name="P1"/>
      <text:p text:style-name="P1">2t (Nombre persona, apellido persona, <text:span text:style-name="T2">familia de persona</text:span>, tipo de persona, <text:span text:style-name="T2">titulo</text:span>, <text:span text:style-name="T2">rango</text:span>, <text:span text:style-name="T2">culto</text:span>, cultivo, mina, <text:span text:style-name="T2">especialidad</text:span>, <text:span text:style-name="T4">año inicio reinado</text:span>, año fin reinado)</text:p>
      <text:p text:style-name="P1"/>
      <text:p text:style-name="P1"/>
      <text:p text:style-name="P1">2F</text:p>
      <text:p text:style-name="P1"/>
      <text:p text:style-name="P1">1t (<text:span text:style-name="T2">Nombre territorio</text:span> , Extension territorio)</text:p>
      <text:p text:style-name="P1"/>
      <text:p text:style-name="P1">2t (<text:span text:style-name="T2">Nombre tribu</text:span>, Localización oppidium)</text:p>
      <text:p text:style-name="P1"/>
      <text:p text:style-name="P2">3t (Nombre persona, apellido persona, <text:span text:style-name="T2">familia de persona</text:span>, tipo de persona, <text:span text:style-name="T2">titulo</text:span>, <text:span text:style-name="T2">rango</text:span>, <text:span text:style-name="T2">culto</text:span>, cultivo, mina, <text:span text:style-name="T2">especialidad</text:span>)</text:p>
      <text:p text:style-name="P1"/>
      <text:p text:style-name="P2">4t ( <text:span text:style-name="T2">año inicio reinado</text:span>, año fin reinado )</text:p>
      <text:p text:style-name="P2"/>
      <text:p text:style-name="P3">3f </text:p>
      <text:p text:style-name="P3"/>
      <text:p text:style-name="P3">Territorio (<text:span text:style-name="T2">Nombre</text:span>, Extensión)</text:p>
      <text:p text:style-name="P3"/>
      <text:p text:style-name="P3">Tribu (<text:span text:style-name="T2"> Nombre</text:span>)</text:p>
      <text:p text:style-name="P3"/>
      <text:p text:style-name="P3"><text:span text:style-name="T5">Oppidium</text:span> (<text:span text:style-name="T2">Nombre</text:span>, Localización)</text:p>
      <text:p text:style-name="P3"/>
      <text:p text:style-name="P3">Persona ( Apellido, Nombre, <text:span text:style-name="T2">Familia</text:span>)</text:p>
      <text:p text:style-name="P3"/>
      <text:p text:style-name="P3">Regulo ( <text:span text:style-name="T2">A</text:span><text:span text:style-name="T3">ño inicio reinado</text:span><text:span text:style-name="T1">, año fin reinado </text:span>)</text:p>
      <text:p text:style-name="P3"/>
      <text:p text:style-name="P3">Noble (<text:span text:style-name="T2">Título</text:span>)</text:p>
      <text:p text:style-name="P3"/>
      <text:p text:style-name="P3">Guerrero (<text:span text:style-name="T2">Rango</text:span>)</text:p>
      <text:p text:style-name="P3"/>
      <text:p text:style-name="P3">Sacerdote (<text:span text:style-name="T2">Culto</text:span>)</text:p>
      <text:p text:style-name="P3"/>
      <text:p text:style-name="P3">Campesino (<text:span text:style-name="T2">tipo_cultivo</text:span>)</text:p>
      <text:p text:style-name="P3"/>
      <text:p text:style-name="P3">Minero (<text:span text:style-name="T2">Tipo_min</text:span>a)</text:p>
      <text:p text:style-name="P3"/>
      <text:p text:style-name="P3">Artesano (<text:span text:style-name="T2">Especialidad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8T19:09:29.594000000</meta:creation-date>
    <dc:date>2021-04-18T21:15:31.755000000</dc:date>
    <meta:editing-duration>PT15M50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0" meta:word-count="107" meta:character-count="773" meta:non-whitespace-character-count="685"/>
  </office:meta>
</office:document-meta>
</file>